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eeeeee" draw:textarea-horizontal-align="justify" draw:textarea-vertical-align="middle" draw:auto-grow-height="false" fo:min-height="1.782cm" fo:min-width="16.031cm" loext:decorative="false"/>
      <style:paragraph-properties style:writing-mode="lr-tb"/>
    </style:style>
    <style:style style:name="gr2" style:family="graphic" style:parent-style-name="standard">
      <style:graphic-properties svg:stroke-color="#666666" draw:fill-color="#eeeeee" draw:textarea-horizontal-align="justify" draw:textarea-vertical-align="middle" draw:auto-grow-height="false" fo:min-height="3.396cm" fo:min-width="15.855cm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666666" draw:fill-color="#eeeeee" draw:textarea-horizontal-align="justify" draw:textarea-vertical-align="middle" draw:auto-grow-height="false" fo:min-height="3.762cm" fo:min-width="15.818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666666" draw:fill-color="#eeeeee" draw:textarea-horizontal-align="justify" draw:textarea-vertical-align="middle" draw:auto-grow-height="false" fo:min-height="3.512cm" fo:min-width="15.843cm" loext:decorative="false"/>
      <style:paragraph-properties style:writing-mode="lr-tb"/>
    </style:style>
    <style:style style:name="gr5" style:family="graphic" style:parent-style-name="standard">
      <style:graphic-properties svg:stroke-color="#666666" draw:fill-color="#eeeeee" draw:textarea-horizontal-align="justify" draw:textarea-vertical-align="middle" draw:auto-grow-height="false" fo:min-height="3.152cm" fo:min-width="15.883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fo:min-height="0.71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svg:stroke-color="#808080" draw:fill-color="#b2b2b2" draw:textarea-horizontal-align="justify" draw:textarea-vertical-align="middle" draw:auto-grow-height="false" fo:min-height="2.112cm" fo:min-width="0.25cm" loext:decorative="false"/>
    </style:style>
    <style:style style:name="gr9" style:family="graphic" style:parent-style-name="standard">
      <style:graphic-properties svg:stroke-color="#808080" draw:fill-color="#b2b2b2" draw:textarea-horizontal-align="justify" draw:textarea-vertical-align="middle" draw:auto-grow-height="false" fo:min-height="2.157cm" fo:min-width="0.25cm" loext:decorative="false"/>
    </style:style>
    <style:style style:name="gr10" style:family="graphic" style:parent-style-name="standard">
      <style:graphic-properties svg:stroke-color="#808080" draw:fill-color="#b2b2b2" draw:textarea-horizontal-align="justify" draw:textarea-vertical-align="middle" draw:auto-grow-height="false" fo:min-height="2.243cm" fo:min-width="0.2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text-properties fo:background-color="transparent"/>
    </style:style>
    <style:style style:name="P8" style:family="paragraph">
      <loext:graphic-properties draw:fill="solid" draw:fill-color="#ffffff"/>
      <style:text-properties fo:background-color="transparent"/>
    </style:style>
    <style:style style:name="P9" style:family="paragraph">
      <loext:graphic-properties draw:fill="none"/>
    </style:style>
    <style:style style:name="P10" style:family="paragraph">
      <loext:graphic-properties draw:fill-color="#b2b2b2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49cm" svg:height="2.25cm" svg:x="2.126cm" svg:y="1cm">
          <text:p text:style-name="P1">DESCRIZIONE MICROSCOPICA (Simulazione di singole traiettorie stocastich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6.749cm" svg:height="4.04cm" svg:x="2.126cm" svg:y="5.507cm">
          <text:p text:style-name="P1">EQUAZIONE DI LANGEVIN <text:s/>/ <text:s/>SDE (Itô–Stratonovich)</text:p>
          <text:p text:style-name="P1">dx_t = a(x_t,t) dt + b(x_t,t) dW_t</text:p>
          <text:p text:style-name="P3">- descrive il comportamento di singoli cammini</text:p>
          <text:p text:style-name="P3">- include drift (determinismo) e rumore (diffusione)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16.75cm" svg:height="4.444cm" svg:x="2.125cm" svg:y="11.805cm">
          <text:p text:style-name="P4"><text:span text:style-name="T1"><text:s text:c="2"/></text:span>EQUAZIONE DI FOKKER–PLANCK</text:p>
          <text:p text:style-name="P4">∂P/∂t = -∂[a(x,t) P]/∂x + (1/2) ∂²[b²(x,t) P]/∂x²</text:p>
          <text:p text:style-name="P5"><text:s text:c="4"/>- descrive l’evoluzione della densità P(x,t)</text:p>
          <text:p text:style-name="P5"><text:s text:c="4"/>- equivalente alla SDE in senso statistico</text:p>
          <text:p text:style-name="P5"><text:s text:c="4"/>- governata dal generatore infinitesimo di Itô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6.749cm" svg:height="4.168cm" svg:x="2.126cm" svg:y="18.506cm">
          <text:p text:style-name="P4">DISTRIBUZIONE DI EQUILIBRIO</text:p>
          <text:p text:style-name="P4">P_st(x) <text:s/>tale che <text:s/>∂P_st/∂t = 0</text:p>
          <text:p text:style-name="P5"><text:s text:c="3"/>→ bilancio tra deriva (forza) e diffusione (rumore)</text:p>
          <text:p text:style-name="P5"><text:s text:c="3"/>→ per sistemi con potenziale U(x):</text:p>
          <text:p text:style-name="P4">P_st(x) ∝ exp[-U(x)/(Dγ)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6.749cm" svg:height="3.768cm" svg:x="2.126cm" svg:y="24.932cm">
          <text:p text:style-name="P1">ANALISI NUMERICA <text:s/>/ <text:s/>SIMULAZIONI MONTE CARLO</text:p>
          <text:p text:style-name="P3"><text:s text:c="3"/>- Integrazione (Euler–Maruyama)</text:p>
          <text:p text:style-name="P3"><text:s text:c="3"/>- Verifica empirica della distribuzione stazionaria</text:p>
          <text:p text:style-name="P3"><text:s text:c="3"/>- Confronto tra dinamica di singole traiettorie e P(x,t)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0.065cm" svg:height="0.963cm" svg:x="5.468cm" svg:y="3.898cm">
          <draw:text-box>
            <text:p text:style-name="P7">Insieme di molte realizzazioni x(t) </text:p>
          </draw:text-box>
        </draw:frame>
        <draw:frame draw:style-name="gr7" draw:text-style-name="P9" draw:layer="layout" svg:width="10.45cm" svg:height="0.963cm" svg:x="5.275cm" svg:y="10.195cm">
          <draw:text-box>
            <text:p>Media statistica su molte traiettorie </text:p>
          </draw:text-box>
        </draw:frame>
        <draw:frame draw:style-name="gr7" draw:text-style-name="P9" draw:layer="layout" svg:width="8.257cm" svg:height="0.963cm" svg:x="6.368cm" svg:y="16.896cm">
          <draw:text-box>
            <text:p>t → ∞ <text:s/>(regime stazionario) </text:p>
          </draw:text-box>
        </draw:frame>
        <draw:frame draw:style-name="gr7" draw:text-style-name="P9" draw:layer="layout" svg:width="12.736cm" svg:height="0.963cm" svg:x="4.128cm" svg:y="23.321cm">
          <draw:text-box>
            <text:p>Visualizzazione o confronto con simulazioni</text:p>
          </draw:text-box>
        </draw:frame>
        <draw:custom-shape draw:style-name="gr8" draw:text-style-name="P10" draw:layer="layout" svg:width="1.5cm" svg:height="2.699cm" svg:x="2.553cm" svg:y="9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1.5cm" svg:height="2.75cm" svg:x="2.553cm" svg:y="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1.5cm" svg:height="2.849cm" svg:x="2.553cm" svg:y="22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1.5cm" svg:height="2.75cm" svg:x="2.55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7:42:28.179344110</meta:creation-date>
    <dc:date>2025-11-11T18:01:02.679477962</dc:date>
    <meta:editing-duration>PT7M39S</meta:editing-duration>
    <meta:editing-cycles>3</meta:editing-cycles>
    <meta:generator>LibreOffice/24.2.7.2$Linux_X86_64 LibreOffice_project/420$Build-2</meta:generator>
    <meta:document-statistic meta:object-count="13"/>
  </office:meta>
</office:document-meta>
</file>